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officeooo:rsid="00201ecc" officeooo:paragraph-rsid="00201e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r de test !!!!!!!!!!!!!!!!</text:p>
      <text:p text:style-name="Standard"/>
      <text:p text:style-name="P2">En een tweede reg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5:28:12</meta:creation-date>
    <dc:language>en-US</dc:language>
    <dc:date>2017-12-11T15:56:50.281065504</dc:date>
    <meta:editing-cycles>3</meta:editing-cycles>
    <meta:editing-duration>PT57S</meta:editing-duration>
    <meta:generator>LibreOffice/5.4.3.2$MacOSX_X86_64 LibreOffice_project/92a7159f7e4af62137622921e809f8546db437e5</meta:generator>
    <meta:document-statistic meta:table-count="0" meta:image-count="0" meta:object-count="0" meta:page-count="1" meta:paragraph-count="2" meta:word-count="8" meta:character-count="50" meta:non-whitespace-character-count="44"/>
  </office:meta>
</office:document-meta>
</file>